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5in" fo:margin-left="0in" fo:margin-top="0in" fo:margin-bottom="0in" table:align="left" style:writing-mode="page"/>
    </style:style>
    <style:style style:name="Table1.A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111in" fo:padding-right="0.1111in" fo:padding-top="0in" fo:padding-bottom="0in" fo:border="none"/>
    </style:style>
    <style:style style:name="Table2" style:family="table">
      <style:table-properties style:width="6.5in" fo:margin-left="0.0021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1" style:family="table">
      <style:table-properties style:width="6.25in" fo:margin-left="0in" fo:margin-top="0in" fo:margin-bottom="0in" table:align="left" style:writing-mode="page"/>
    </style:style>
    <style:style style:name="Table1.A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111in" fo:padding-right="0.1111in" fo:padding-top="0in" fo:padding-bottom="0in" fo:border="none"/>
    </style:style>
    <style:style style:name="Table3" style:family="table">
      <style:table-properties style:width="6.5in" fo:margin-left="0.0021in" fo:margin-top="0in" fo:margin-bottom="0in" table:align="left" style:writing-mode="page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6b3a" fo:padding-left="0.1042in" fo:padding-right="0.1042in" fo:padding-top="0.0556in" fo:padding-bottom="0.0556in" fo:border="0.35pt solid #2c5f8a">
        <style:background-image/>
      </style:table-cell-properties>
    </style:style>
    <style:style style:name="Table3.B1" style:family="table-cell">
      <style:table-cell-properties fo:background-color="#b91c1c" fo:padding-left="0.1042in" fo:padding-right="0.1042in" fo:padding-top="0.0556in" fo:padding-bottom="0.0556in" fo:border="0.35pt solid #2c5f8a">
        <style:background-image/>
      </style:table-cell-properties>
    </style:style>
    <style:style style:name="Table3.A2" style:family="table-cell">
      <style:table-cell-properties fo:background-color="#f0fbf4" fo:padding-left="0.1042in" fo:padding-right="0.1042in" fo:padding-top="0.0486in" fo:padding-bottom="0.0486in" fo:border="0.25pt solid #cccccc">
        <style:background-image/>
      </style:table-cell-properties>
    </style:style>
    <style:style style:name="Table3.B2" style:family="table-cell">
      <style:table-cell-properties fo:background-color="#fef2f2" fo:padding-left="0.1042in" fo:padding-right="0.1042in" fo:padding-top="0.0486in" fo:padding-bottom="0.0486in" fo:border="0.25pt solid #cccccc">
        <style:background-image/>
      </style:table-cell-properties>
    </style:style>
    <style:style style:name="Table3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4" style:family="table">
      <style:table-properties style:width="6.25in" fo:margin-left="0in" fo:margin-top="0in" fo:margin-bottom="0in" table:align="left" style:writing-mode="page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111in" fo:padding-right="0.1111in" fo:padding-top="0in" fo:padding-bottom="0in" fo:border="none"/>
    </style:style>
    <style:style style:name="Table5" style:family="table">
      <style:table-properties style:width="6.5in" fo:margin-left="0.0021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4" style:family="table">
      <style:table-properties style:width="6.25in" fo:margin-left="0in" fo:margin-top="0in" fo:margin-bottom="0in" table:align="left" style:writing-mode="page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111in" fo:padding-right="0.1111in" fo:padding-top="0in" fo:padding-bottom="0in" fo:border="none"/>
    </style:style>
    <style:style style:name="Table6" style:family="table">
      <style:table-properties style:width="6.5in" fo:margin-left="0.0021in" fo:margin-top="0in" fo:margin-bottom="0in" table:align="left" style:writing-mode="page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6b3a" fo:padding-left="0.1042in" fo:padding-right="0.1042in" fo:padding-top="0.0556in" fo:padding-bottom="0.0556in" fo:border="0.35pt solid #2c5f8a">
        <style:background-image/>
      </style:table-cell-properties>
    </style:style>
    <style:style style:name="Table6.B1" style:family="table-cell">
      <style:table-cell-properties fo:background-color="#b91c1c" fo:padding-left="0.1042in" fo:padding-right="0.1042in" fo:padding-top="0.0556in" fo:padding-bottom="0.0556in" fo:border="0.35pt solid #2c5f8a">
        <style:background-image/>
      </style:table-cell-properties>
    </style:style>
    <style:style style:name="Table6.A2" style:family="table-cell">
      <style:table-cell-properties fo:background-color="#f0fbf4" fo:padding-left="0.1042in" fo:padding-right="0.1042in" fo:padding-top="0.0486in" fo:padding-bottom="0.0486in" fo:border="0.25pt solid #cccccc">
        <style:background-image/>
      </style:table-cell-properties>
    </style:style>
    <style:style style:name="Table6.B2" style:family="table-cell">
      <style:table-cell-properties fo:background-color="#fef2f2" fo:padding-left="0.1042in" fo:padding-right="0.1042in" fo:padding-top="0.0486in" fo:padding-bottom="0.0486in" fo:border="0.25pt solid #cccccc">
        <style:background-image/>
      </style:table-cell-properties>
    </style:style>
    <style:style style:name="Table6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7" style:family="table">
      <style:table-properties style:width="6.5in" fo:margin-left="0.0021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8f5e9" fo:padding-left="0.1389in" fo:padding-right="0.1389in" fo:padding-top="0.0833in" fo:padding-bottom="0.0833in" fo:border="0.35pt solid #2c5f8a">
        <style:background-image/>
      </style:table-cell-properties>
    </style:style>
    <style:style style:name="Table8" style:family="table">
      <style:table-properties style:width="6.25in" fo:margin-left="0in" fo:margin-top="0in" fo:margin-bottom="0in" table:align="left" style:writing-mode="page"/>
    </style:style>
    <style:style style:name="Table8.A" style:family="table-column">
      <style:table-column-properties style:column-width="6.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111in" fo:padding-right="0.1111in" fo:padding-top="0in" fo:padding-bottom="0in" fo:border="none"/>
    </style:style>
    <style:style style:name="Table9" style:family="table">
      <style:table-properties style:width="6.5in" fo:margin-left="0.0021in" fo:margin-top="0in" fo:margin-bottom="0in" table:align="left" style:writing-mode="page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8" style:family="table">
      <style:table-properties style:width="6.25in" fo:margin-left="0in" fo:margin-top="0in" fo:margin-bottom="0in" table:align="left" style:writing-mode="page"/>
    </style:style>
    <style:style style:name="Table8.A" style:family="table-column">
      <style:table-column-properties style:column-width="6.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111in" fo:padding-right="0.1111in" fo:padding-top="0in" fo:padding-bottom="0in" fo:border="none"/>
    </style:style>
    <style:style style:name="Table10" style:family="table">
      <style:table-properties style:width="6.25in" fo:margin-left="0in" fo:margin-top="0in" fo:margin-bottom="0in" table:align="left" style:writing-mode="page"/>
    </style:style>
    <style:style style:name="Table10.A" style:family="table-column">
      <style:table-column-properties style:column-width="6.2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111in" fo:padding-right="0.1111in" fo:padding-top="0in" fo:padding-bottom="0in" fo:border="none"/>
    </style:style>
    <style:style style:name="Table11" style:family="table">
      <style:table-properties style:width="6.5in" fo:margin-left="0.0021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10" style:family="table">
      <style:table-properties style:width="6.25in" fo:margin-left="0in" fo:margin-top="0in" fo:margin-bottom="0in" table:align="left" style:writing-mode="page"/>
    </style:style>
    <style:style style:name="Table10.A" style:family="table-column">
      <style:table-column-properties style:column-width="6.2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111in" fo:padding-right="0.1111in" fo:padding-top="0in" fo:padding-bottom="0in" fo:border="none"/>
    </style:style>
    <style:style style:name="Table12" style:family="table">
      <style:table-properties style:width="6.5in" fo:margin-left="0.0021in" fo:margin-top="0in" fo:margin-bottom="0in" table:align="left" style:writing-mode="page"/>
    </style:style>
    <style:style style:name="Table12.A" style:family="table-column">
      <style:table-column-properties style:column-width="3.25in"/>
    </style:style>
    <style:style style:name="Table12.B" style:family="table-column">
      <style:table-column-properties style:column-width="3.24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1a6b3a" fo:padding-left="0.1042in" fo:padding-right="0.1042in" fo:padding-top="0.0556in" fo:padding-bottom="0.0556in" fo:border="0.35pt solid #2c5f8a">
        <style:background-image/>
      </style:table-cell-properties>
    </style:style>
    <style:style style:name="Table12.B1" style:family="table-cell">
      <style:table-cell-properties fo:background-color="#b91c1c" fo:padding-left="0.1042in" fo:padding-right="0.1042in" fo:padding-top="0.0556in" fo:padding-bottom="0.0556in" fo:border="0.35pt solid #2c5f8a">
        <style:background-image/>
      </style:table-cell-properties>
    </style:style>
    <style:style style:name="Table12.A2" style:family="table-cell">
      <style:table-cell-properties fo:background-color="#f0fbf4" fo:padding-left="0.1042in" fo:padding-right="0.1042in" fo:padding-top="0.0486in" fo:padding-bottom="0.0486in" fo:border="0.25pt solid #cccccc">
        <style:background-image/>
      </style:table-cell-properties>
    </style:style>
    <style:style style:name="Table12.B2" style:family="table-cell">
      <style:table-cell-properties fo:background-color="#fef2f2" fo:padding-left="0.1042in" fo:padding-right="0.1042in" fo:padding-top="0.0486in" fo:padding-bottom="0.0486in" fo:border="0.25pt solid #cccccc">
        <style:background-image/>
      </style:table-cell-properties>
    </style:style>
    <style:style style:name="Table12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13" style:family="table">
      <style:table-properties style:width="6.25in" fo:margin-left="0in" fo:margin-top="0in" fo:margin-bottom="0in" table:align="left" style:writing-mode="page"/>
    </style:style>
    <style:style style:name="Table13.A" style:family="table-column">
      <style:table-column-properties style:column-width="6.2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111in" fo:padding-right="0.1111in" fo:padding-top="0in" fo:padding-bottom="0in" fo:border="none"/>
    </style:style>
    <style:style style:name="Table14" style:family="table">
      <style:table-properties style:width="6.5in" fo:margin-left="0.0021in" fo:margin-top="0in" fo:margin-bottom="0in" table:align="left" style:writing-mode="page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13" style:family="table">
      <style:table-properties style:width="6.25in" fo:margin-left="0in" fo:margin-top="0in" fo:margin-bottom="0in" table:align="left" style:writing-mode="page"/>
    </style:style>
    <style:style style:name="Table13.A" style:family="table-column">
      <style:table-column-properties style:column-width="6.2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111in" fo:padding-right="0.1111in" fo:padding-top="0in" fo:padding-bottom="0in" fo:border="none"/>
    </style:style>
    <style:style style:name="Table15" style:family="table">
      <style:table-properties style:width="6.5in" fo:margin-left="0.0021in" fo:margin-top="0in" fo:margin-bottom="0in" table:align="left" style:writing-mode="page"/>
    </style:style>
    <style:style style:name="Table15.A" style:family="table-column">
      <style:table-column-properties style:column-width="3.25in"/>
    </style:style>
    <style:style style:name="Table15.B" style:family="table-column">
      <style:table-column-properties style:column-width="3.2493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1a6b3a" fo:padding-left="0.1042in" fo:padding-right="0.1042in" fo:padding-top="0.0556in" fo:padding-bottom="0.0556in" fo:border="0.35pt solid #2c5f8a">
        <style:background-image/>
      </style:table-cell-properties>
    </style:style>
    <style:style style:name="Table15.B1" style:family="table-cell">
      <style:table-cell-properties fo:background-color="#b91c1c" fo:padding-left="0.1042in" fo:padding-right="0.1042in" fo:padding-top="0.0556in" fo:padding-bottom="0.0556in" fo:border="0.35pt solid #2c5f8a">
        <style:background-image/>
      </style:table-cell-properties>
    </style:style>
    <style:style style:name="Table15.A2" style:family="table-cell">
      <style:table-cell-properties fo:background-color="#f0fbf4" fo:padding-left="0.1042in" fo:padding-right="0.1042in" fo:padding-top="0.0486in" fo:padding-bottom="0.0486in" fo:border="0.25pt solid #cccccc">
        <style:background-image/>
      </style:table-cell-properties>
    </style:style>
    <style:style style:name="Table15.B2" style:family="table-cell">
      <style:table-cell-properties fo:background-color="#fef2f2" fo:padding-left="0.1042in" fo:padding-right="0.1042in" fo:padding-top="0.0486in" fo:padding-bottom="0.0486in" fo:border="0.25pt solid #cccccc">
        <style:background-image/>
      </style:table-cell-properties>
    </style:style>
    <style:style style:name="Table15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16" style:family="table">
      <style:table-properties style:width="6.25in" fo:margin-left="0in" fo:margin-top="0in" fo:margin-bottom="0in" table:align="left" style:writing-mode="page"/>
    </style:style>
    <style:style style:name="Table16.A" style:family="table-column">
      <style:table-column-properties style:column-width="6.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111in" fo:padding-right="0.1111in" fo:padding-top="0in" fo:padding-bottom="0in" fo:border="none"/>
    </style:style>
    <style:style style:name="Table17" style:family="table">
      <style:table-properties style:width="6.5in" fo:margin-left="0.0021in" fo:margin-top="0in" fo:margin-bottom="0in" table:align="left" style:writing-mode="page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16" style:family="table">
      <style:table-properties style:width="6.25in" fo:margin-left="0in" fo:margin-top="0in" fo:margin-bottom="0in" table:align="left" style:writing-mode="page"/>
    </style:style>
    <style:style style:name="Table16.A" style:family="table-column">
      <style:table-column-properties style:column-width="6.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111in" fo:padding-right="0.1111in" fo:padding-top="0in" fo:padding-bottom="0in" fo:border="none"/>
    </style:style>
    <style:style style:name="Table18" style:family="table">
      <style:table-properties style:width="6.5in" fo:margin-left="0.0021in" fo:margin-top="0in" fo:margin-bottom="0in" table:align="left" style:writing-mode="page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e8f5e9" fo:padding-left="0.1389in" fo:padding-right="0.1389in" fo:padding-top="0.0833in" fo:padding-bottom="0.0833in" fo:border="0.35pt solid #2c5f8a">
        <style:background-image/>
      </style:table-cell-properties>
    </style:style>
    <style:style style:name="Table19" style:family="table">
      <style:table-properties style:width="6.5in" fo:margin-left="0.0021in" fo:margin-top="0in" fo:margin-bottom="0in" table:align="left" style:writing-mode="page"/>
    </style:style>
    <style:style style:name="Table19.A" style:family="table-column">
      <style:table-column-properties style:column-width="1.2493in"/>
    </style:style>
    <style:style style:name="Table19.B" style:family="table-column">
      <style:table-column-properties style:column-width="1.6667in"/>
    </style:style>
    <style:style style:name="Table19.D" style:family="table-column">
      <style:table-column-properties style:column-width="1.9167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1a3a5c" fo:padding-left="0.1042in" fo:padding-right="0.1042in" fo:padding-top="0.0556in" fo:padding-bottom="0.0556in" fo:border="0.35pt solid #2c5f8a">
        <style:background-image/>
      </style:table-cell-properties>
    </style:style>
    <style:style style:name="Table19.A2" style:family="table-cell">
      <style:table-cell-properties fo:background-color="#f7fafd" fo:padding-left="0.1042in" fo:padding-right="0.1042in" fo:padding-top="0.0486in" fo:padding-bottom="0.0486in" fo:border="0.25pt solid #cccccc">
        <style:background-image/>
      </style:table-cell-properties>
    </style:style>
    <style:style style:name="Table19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20" style:family="table">
      <style:table-properties style:width="6.5in" fo:margin-left="0.0021in" fo:margin-top="0in" fo:margin-bottom="0in" table:align="left" style:writing-mode="page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e8f5e9" fo:padding-left="0.1389in" fo:padding-right="0.1389in" fo:padding-top="0.0833in" fo:padding-bottom="0.0833in" fo:border="0.35pt solid #2c5f8a">
        <style:background-image/>
      </style:table-cell-properties>
    </style:style>
    <style:style style:name="Table21" style:family="table">
      <style:table-properties style:width="6.25in" fo:margin-left="0in" fo:margin-top="0in" fo:margin-bottom="0in" table:align="left" style:writing-mode="page"/>
    </style:style>
    <style:style style:name="Table21.A" style:family="table-column">
      <style:table-column-properties style:column-width="6.2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1111in" fo:padding-right="0.1111in" fo:padding-top="0in" fo:padding-bottom="0in" fo:border="none"/>
    </style:style>
    <style:style style:name="Table22" style:family="table">
      <style:table-properties style:width="6.5in" fo:margin-left="0.0021in" fo:margin-top="0in" fo:margin-bottom="0in" table:align="left" style:writing-mode="page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21" style:family="table">
      <style:table-properties style:width="6.25in" fo:margin-left="0in" fo:margin-top="0in" fo:margin-bottom="0in" table:align="left" style:writing-mode="page"/>
    </style:style>
    <style:style style:name="Table21.A" style:family="table-column">
      <style:table-column-properties style:column-width="6.2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1111in" fo:padding-right="0.1111in" fo:padding-top="0in" fo:padding-bottom="0in" fo:border="none"/>
    </style:style>
    <style:style style:name="Table23" style:family="table">
      <style:table-properties style:width="6.25in" fo:margin-left="0in" fo:margin-top="0in" fo:margin-bottom="0in" table:align="left" style:writing-mode="page"/>
    </style:style>
    <style:style style:name="Table23.A" style:family="table-column">
      <style:table-column-properties style:column-width="6.25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111in" fo:padding-right="0.1111in" fo:padding-top="0in" fo:padding-bottom="0in" fo:border="none"/>
    </style:style>
    <style:style style:name="Table24" style:family="table">
      <style:table-properties style:width="6.5in" fo:margin-left="0.0021in" fo:margin-top="0in" fo:margin-bottom="0in" table:align="left" style:writing-mode="page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4f8fb" fo:padding-left="0in" fo:padding-right="0in" fo:padding-top="0.0833in" fo:padding-bottom="0.0833in" fo:border="0.35pt solid #2c5f8a">
        <style:background-image/>
      </style:table-cell-properties>
    </style:style>
    <style:style style:name="Table23" style:family="table">
      <style:table-properties style:width="6.25in" fo:margin-left="0in" fo:margin-top="0in" fo:margin-bottom="0in" table:align="left" style:writing-mode="page"/>
    </style:style>
    <style:style style:name="Table23.A" style:family="table-column">
      <style:table-column-properties style:column-width="6.25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111in" fo:padding-right="0.1111in" fo:padding-top="0in" fo:padding-bottom="0in" fo:border="none"/>
    </style:style>
    <style:style style:name="Table25" style:family="table">
      <style:table-properties style:width="6.5in" fo:margin-left="0.0021in" fo:margin-top="0in" fo:margin-bottom="0in" table:align="left" style:writing-mode="page"/>
    </style:style>
    <style:style style:name="Table25.A" style:family="table-column">
      <style:table-column-properties style:column-width="1.666in"/>
    </style:style>
    <style:style style:name="Table25.B" style:family="table-column">
      <style:table-column-properties style:column-width="1.5285in"/>
    </style:style>
    <style:style style:name="Table25.C" style:family="table-column">
      <style:table-column-properties style:column-width="3.3056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1a3a5c" fo:padding-left="0.1042in" fo:padding-right="0.1042in" fo:padding-top="0.0556in" fo:padding-bottom="0.0556in" fo:border="0.35pt solid #2c5f8a">
        <style:background-image/>
      </style:table-cell-properties>
    </style:style>
    <style:style style:name="Table25.A2" style:family="table-cell">
      <style:table-cell-properties fo:background-color="#f7fafd" fo:padding-left="0.1042in" fo:padding-right="0.1042in" fo:padding-top="0.0486in" fo:padding-bottom="0.0486in" fo:border="0.25pt solid #cccccc">
        <style:background-image/>
      </style:table-cell-properties>
    </style:style>
    <style:style style:name="Table25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26" style:family="table">
      <style:table-properties style:width="6.5in" fo:margin-left="0.0021in" fo:margin-top="0in" fo:margin-bottom="0in" table:align="left" style:writing-mode="page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0f4f8" fo:padding-left="0.1389in" fo:padding-right="0.1389in" fo:padding-top="0.0833in" fo:padding-bottom="0.0833in" fo:border="0.35pt solid #2c5f8a">
        <style:background-image/>
      </style:table-cell-properties>
    </style:style>
    <style:style style:name="Table27" style:family="table">
      <style:table-properties style:width="6.5in" fo:margin-left="0.0021in" fo:margin-top="0in" fo:margin-bottom="0in" table:align="left" style:writing-mode="page"/>
    </style:style>
    <style:style style:name="Table27.A" style:family="table-column">
      <style:table-column-properties style:column-width="1.1104in"/>
    </style:style>
    <style:style style:name="Table27.B" style:family="table-column">
      <style:table-column-properties style:column-width="2.2222in"/>
    </style:style>
    <style:style style:name="Table27.C" style:family="table-column">
      <style:table-column-properties style:column-width="1.5285in"/>
    </style:style>
    <style:style style:name="Table27.D" style:family="table-column">
      <style:table-column-properties style:column-width="1.6382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1a3a5c" fo:padding-left="0.1042in" fo:padding-right="0.1042in" fo:padding-top="0.0556in" fo:padding-bottom="0.0556in" fo:border="0.35pt solid #2c5f8a">
        <style:background-image/>
      </style:table-cell-properties>
    </style:style>
    <style:style style:name="Table27.A2" style:family="table-cell">
      <style:table-cell-properties fo:background-color="#f7fafd" fo:padding-left="0.1042in" fo:padding-right="0.1042in" fo:padding-top="0.0486in" fo:padding-bottom="0.0486in" fo:border="0.25pt solid #cccccc">
        <style:background-image/>
      </style:table-cell-properties>
    </style:style>
    <style:style style:name="Table27.D2" style:family="table-cell">
      <style:table-cell-properties fo:background-color="#f0fbf4" fo:padding-left="0.1042in" fo:padding-right="0.1042in" fo:padding-top="0.0486in" fo:padding-bottom="0.0486in" fo:border="0.25pt solid #cccccc">
        <style:background-image/>
      </style:table-cell-properties>
    </style:style>
    <style:style style:name="Table27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Table27.D5" style:family="table-cell">
      <style:table-cell-properties fo:background-color="#fef2f2" fo:padding-left="0.1042in" fo:padding-right="0.1042in" fo:padding-top="0.0486in" fo:padding-bottom="0.0486in" fo:border="0.25pt solid #cccccc">
        <style:background-image/>
      </style:table-cell-properties>
    </style:style>
    <style:style style:name="Table27.D6" style:family="table-cell">
      <style:table-cell-properties fo:background-color="#ebf3fb" fo:padding-left="0.1042in" fo:padding-right="0.1042in" fo:padding-top="0.0486in" fo:padding-bottom="0.0486in" fo:border="0.25pt solid #cccccc">
        <style:background-image/>
      </style:table-cell-properties>
    </style:style>
    <style:style style:name="Table28" style:family="table">
      <style:table-properties style:width="6.5in" fo:margin-left="0.0021in" fo:margin-top="0in" fo:margin-bottom="0in" table:align="left" style:writing-mode="page"/>
    </style:style>
    <style:style style:name="Table28.A" style:family="table-column">
      <style:table-column-properties style:column-width="1.1104in"/>
    </style:style>
    <style:style style:name="Table28.B" style:family="table-column">
      <style:table-column-properties style:column-width="2.6389in"/>
    </style:style>
    <style:style style:name="Table28.C" style:family="table-column">
      <style:table-column-properties style:column-width="2.7507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1a3a5c" fo:padding-left="0.1042in" fo:padding-right="0.1042in" fo:padding-top="0.0556in" fo:padding-bottom="0.0556in" fo:border="0.35pt solid #2c5f8a">
        <style:background-image/>
      </style:table-cell-properties>
    </style:style>
    <style:style style:name="Table28.A2" style:family="table-cell">
      <style:table-cell-properties fo:background-color="#f7fafd" fo:padding-left="0.1042in" fo:padding-right="0.1042in" fo:padding-top="0.0486in" fo:padding-bottom="0.0486in" fo:border="0.25pt solid #cccccc">
        <style:background-image/>
      </style:table-cell-properties>
    </style:style>
    <style:style style:name="Table28.A3" style:family="table-cell">
      <style:table-cell-properties fo:background-color="#ffffff" fo:padding-left="0.1042in" fo:padding-right="0.1042in" fo:padding-top="0.0486in" fo:padding-bottom="0.0486in" fo:border="0.25pt solid #cccccc">
        <style:background-image/>
      </style:table-cell-properties>
    </style:style>
    <style:style style:name="P1" style:family="paragraph" style:parent-style-name="Heading_20_1">
      <style:paragraph-properties fo:margin-top="0in" fo:margin-bottom="0.139in" style:contextual-spacing="false" fo:break-before="page"/>
    </style:style>
    <style:style style:name="P2" style:family="paragraph" style:parent-style-name="Heading_20_1">
      <style:paragraph-properties fo:margin-top="0in" fo:margin-bottom="0.139in" style:contextual-spacing="false" fo:break-before="page"/>
      <style:text-properties officeooo:paragraph-rsid="001a0d7f"/>
    </style:style>
    <style:style style:name="P3" style:family="paragraph" style:parent-style-name="List_20_Paragraph" style:list-style-name="WWNum2">
      <style:paragraph-properties fo:margin-top="0in" fo:margin-bottom="0.0555in" style:contextual-spacing="false"/>
    </style:style>
    <style:style style:name="P4" style:family="paragraph" style:parent-style-name="List_20_Paragraph" style:list-style-name="WWNum2">
      <style:paragraph-properties fo:margin-top="0in" fo:margin-bottom="0.0555in" style:contextual-spacing="false"/>
      <style:text-properties officeooo:paragraph-rsid="001a0d7f"/>
    </style:style>
    <style:style style:name="P5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.222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.139in" style:contextual-spacing="false" fo:padding-left="0in" fo:padding-right="0in" fo:padding-top="0in" fo:padding-bottom="0.0138in" fo:border-left="none" fo:border-right="none" fo:border-top="none" fo:border-bottom="0.51pt solid #2c5f8a"/>
    </style:style>
    <style:style style:name="P9" style:family="paragraph" style:parent-style-name="Standard">
      <style:paragraph-properties fo:margin-top="0in" fo:margin-bottom="0.0972in" style:contextual-spacing="false"/>
    </style:style>
    <style:style style:name="P10" style:family="paragraph" style:parent-style-name="Standard">
      <style:paragraph-properties fo:margin-top="0in" fo:margin-bottom="0.0693in" style:contextual-spacing="false"/>
    </style:style>
    <style:style style:name="P11" style:family="paragraph" style:parent-style-name="Standard">
      <style:paragraph-properties fo:margin-top="0in" fo:margin-bottom="0in" style:contextual-spacing="false" fo:line-height="0.1665in"/>
    </style:style>
    <style:style style:name="P12" style:family="paragraph" style:parent-style-name="Standard">
      <style:paragraph-properties fo:margin-top="0in" fo:margin-bottom="0in" style:contextual-spacing="false"/>
    </style:style>
    <style:style style:name="P13" style:family="paragraph" style:parent-style-name="Standard">
      <style:paragraph-properties fo:margin-top="0in" fo:margin-bottom="0.0972in" style:contextual-spacing="false"/>
      <style:text-properties officeooo:paragraph-rsid="001a0d7f"/>
    </style:style>
    <style:style style:name="T1" style:family="text">
      <style:text-properties fo:color="#1a3a5c" loext:opacity="100%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2" style:family="text">
      <style:text-properties fo:color="#1a3a5c" loext:opacity="100%" style:font-name="Courier New" fo:font-size="9.5pt" style:font-name-asian="Courier New1" style:font-size-asian="9.5pt" style:font-name-complex="Courier New1" style:font-size-complex="9.5pt"/>
    </style:style>
    <style:style style:name="T3" style:family="text">
      <style:text-properties fo:color="#1a3a5c" loext:opacity="100%" style:font-name="Courier New" fo:font-size="9pt" style:font-name-asian="Courier New1" style:font-size-asian="9pt" style:font-name-complex="Courier New1" style:font-size-complex="9pt"/>
    </style:style>
    <style:style style:name="T4" style:family="text">
      <style:text-properties fo:color="#1a3a5c" loext:opacity="100%" fo:font-weight="bold" style:font-weight-asian="bold" style:font-weight-complex="bold"/>
    </style:style>
    <style:style style:name="T5" style:family="text">
      <style:text-properties fo:color="#1a3a5c" loext:opacity="100%" fo:font-size="9.5pt" fo:font-weight="bold" style:font-size-asian="9.5pt" style:font-weight-asian="bold" style:font-size-complex="9.5pt" style:font-weight-complex="bold"/>
    </style:style>
    <style:style style:name="T6" style:family="text">
      <style:text-properties fo:color="#555555" loext:opacity="100%" fo:font-style="italic" style:font-style-asian="italic" style:font-style-complex="italic"/>
    </style:style>
    <style:style style:name="T7" style:family="text">
      <style:text-properties fo:color="#888888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loext:opacity="100%" fo:font-size="9.5pt" fo:font-weight="bold" style:font-size-asian="9.5pt" style:font-weight-asian="bold" style:font-size-complex="9.5pt" style:font-weight-complex="bold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fo:color="#000000" loext:opacity="100%" fo:font-size="9.5pt" fo:font-weight="bold" style:font-size-asian="9.5pt" style:font-weight-asian="bold" style:font-size-complex="9.5pt" style:font-weight-complex="bold"/>
    </style:style>
    <style:style style:name="T13" style:family="text">
      <style:text-properties fo:color="#000000" loext:opacity="100%" fo:font-size="9.5pt" fo:font-weight="normal" style:font-size-asian="9.5pt" style:font-weight-asian="normal" style:font-size-complex="9.5pt" style:font-weight-complex="normal"/>
    </style:style>
    <style:style style:name="T14" style:family="text">
      <style:text-properties fo:color="#1a6b3a" loext:opacity="100%" fo:font-size="9.5pt" fo:font-weight="bold" style:font-size-asian="9.5pt" style:font-weight-asian="bold" style:font-size-complex="9.5pt" style:font-weight-complex="bold"/>
    </style:style>
    <style:style style:name="T15" style:family="text">
      <style:text-properties fo:color="#b91c1c" loext:opacity="100%" fo:font-size="9.5pt" fo:font-weight="bold" style:font-size-asian="9.5pt" style:font-weight-asian="bold" style:font-size-complex="9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efine API Boundaries</text:span></text:p>
      <text:p text:style-name="P6"><text:span text:style-name="T6">Issue #7 — Smart Restaurant Order System</text:span></text:p>
      <text:p text:style-name="P7"><text:span text:style-name="T7">API Design Decisions <text:s/>· <text:s/>Resource List</text:span></text:p>
      <text:p text:style-name="P8"/>
      <text:h text:style-name="Heading_20_1" text:outline-level="1">Objective</text:h>
      <text:p text:style-name="P9">This document answers the three design questions for Issue #7 how clients interact with the Smart Restaurant Order System. Each question is answered with a definition of all options, pros and cons, and a justified decision specific to this project.</text:p>
      <text:p text:style-name="P9"/>
      <text:p text:style-name="P9">The three questions:</text:p>
      <text:list text:style-name="WWNum2">
        <text:list-item text:start-value="1">
          <text:p text:style-name="P3"><text:span text:style-name="T8">Resource-based or action-based APIs?</text:span> what style should URLs follow?</text:p>
        </text:list-item>
        <text:list-item>
          <text:p text:style-name="P4"><text:span text:style-name="T8">Stateless or stateful?</text:span> how is client identity managed between requests?</text:p>
        </text:list-item>
        <text:list-item>
          <text:p text:style-name="P4"><text:span text:style-name="T8">Versioning strategy?</text:span> how do we protect clients from breaking changes?</text:p>
        </text:list-item>
      </text:list>
      <text:p text:style-name="P9"/>
      <text:p text:style-name="P9">The deliverable at the end of this document is a complete API resource list one entry per domain resource with its base URL and access level.</text:p>
      <text:p text:style-name="P10"/>
      <text:p text:style-name="P8"/>
      <text:p text:style-name="Standard"/>
      <text:h text:style-name="P2" text:outline-level="1">Question 1 Resource-based or Action-based APIs?</text:h>
      <text:h text:style-name="Heading_20_2" text:outline-level="2">Overview</text:h>
      <text:p text:style-name="P9">When designing a REST API, the fundamental question is: what do the URLs represent things (resources) or actions (verbs)?</text:p>
      <text:h text:style-name="Heading_20_2" text:outline-level="2">Option A Resource-based APIs</text:h>
      <text:p text:style-name="P9">In a resource-based API, every URL represents a <text:span text:style-name="T8">noun</text:span> a business entity. The HTTP method (<text:span text:style-name="T2">GET</text:span>, <text:span text:style-name="T2">POST</text:span>, <text:span text:style-name="T2">PATCH</text:span>, <text:span text:style-name="T2">DELETE</text:span>) carries the action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1"><text:span text:style-name="T3">GET <text:s text:c="3"/>/orders <text:s text:c="9"/>→ fetch all orders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1"><text:span text:style-name="T3">GET <text:s text:c="3"/>/orders/:id <text:s text:c="5"/>→ fetch one orde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1"><text:span text:style-name="T3">POST <text:s text:c="2"/>/orders <text:s text:c="9"/>→ create a new orde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1"><text:span text:style-name="T3">PATCH <text:s/>/orders/:id <text:s text:c="5"/>→ update an orde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1"><text:span text:style-name="T3">DELETE /orders/:id <text:s text:c="5"/>→ delete an order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✅ <text:s/>Advantages</text:span></text:p>
          </table:table-cell>
          <table:table-cell table:style-name="Table3.B1" office:value-type="string">
            <text:p text:style-name="P12"><text:span text:style-name="T9">❌ <text:s/>Disadvantages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11">Predictable any developer can guess the URL structure</text:span></text:p>
          </table:table-cell>
          <table:table-cell table:style-name="Table3.B2" office:value-type="string">
            <text:p text:style-name="P12"><text:span text:style-name="T11">Some actions don't map cleanly to CRUD (e.g., 'cancel an order')</text:span></text:p>
          </table:table-cell>
        </table:table-row>
        <table:table-row table:style-name="Table3.1">
          <table:table-cell table:style-name="Table3.A3" office:value-type="string">
            <text:p text:style-name="P12"><text:span text:style-name="T11">Aligns with HTTP standard verbs are carried by the method</text:span></text:p>
          </table:table-cell>
          <table:table-cell table:style-name="Table3.A3" office:value-type="string">
            <text:p text:style-name="P12"><text:span text:style-name="T11">Requires discipline developers must resist adding verbs to URLs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11">Cleaner, shorter URLs</text:span></text:p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3" office:value-type="string">
            <text:p text:style-name="P12"><text:span text:style-name="T11">Industry standard every major API (GitHub, Stripe, Twilio) uses this</text:span></text:p>
          </table:table-cell>
          <table:table-cell table:style-name="Table3.A3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<text:span text:style-name="T11">Easier to document and version</text:span></text:p>
          </table:table-cell>
          <table:table-cell table:style-name="Table3.B2" office:value-type="string">
            <text:p text:style-name="P12"/>
          </table:table-cell>
        </table:table-row>
      </table:table>
      <text:p text:style-name="P10"/>
      <text:h text:style-name="Heading_20_2" text:outline-level="2">Option B <text:s/>Action-based APIs</text:h>
      <text:p text:style-name="P9">In an action-based API, every URL represents a <text:span text:style-name="T8">verb</text:span> an operation. All requests are typically <text:span text:style-name="T2">POST</text:span>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1"><text:span text:style-name="T3">POST <text:s text:c="2"/>/getOrders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11"><text:span text:style-name="T3">POST <text:s text:c="2"/>/createOrder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11"><text:span text:style-name="T3">POST <text:s text:c="2"/>/updateOrderStatus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11"><text:span text:style-name="T3">POST <text:s text:c="2"/>/cancelOrder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pan text:style-name="T9">✅ <text:s/>Advantages</text:span></text:p>
          </table:table-cell>
          <table:table-cell table:style-name="Table6.B1" office:value-type="string">
            <text:p text:style-name="P12"><text:span text:style-name="T9">❌ <text:s/>Disadvantages</text:span></text:p>
          </table:table-cell>
        </table:table-row>
        <table:table-row table:style-name="Table6.1">
          <table:table-cell table:style-name="Table6.A2" office:value-type="string">
            <text:p text:style-name="P12"><text:span text:style-name="T11">Natural for complex operations that don't map to CRUD</text:span></text:p>
          </table:table-cell>
          <table:table-cell table:style-name="Table6.B2" office:value-type="string">
            <text:p text:style-name="P12"><text:span text:style-name="T11">Not REST violates the resource-based constraint</text:span></text:p>
          </table:table-cell>
        </table:table-row>
        <table:table-row table:style-name="Table6.1">
          <table:table-cell table:style-name="Table6.A3" office:value-type="string">
            <text:p text:style-name="P12"><text:span text:style-name="T11">Can be clearer for RPC-style communication (e.g., internal services)</text:span></text:p>
          </table:table-cell>
          <table:table-cell table:style-name="Table6.A3" office:value-type="string">
            <text:p text:style-name="P12"><text:span text:style-name="T11">Inconsistent every developer names actions differently</text:span></text:p>
          </table:table-cell>
        </table:table-row>
        <table:table-row table:style-name="Table6.1">
          <table:table-cell table:style-name="Table6.A2" office:value-type="string">
            <text:p text:style-name="P12"><text:span text:style-name="T11">Easier to handle complex business logic per </text:span><text:soft-page-break/><text:span text:style-name="T11">endpoint</text:span></text:p>
          </table:table-cell>
          <table:table-cell table:style-name="Table6.B2" office:value-type="string">
            <text:p text:style-name="P12"><text:span text:style-name="T11">Harder to document and discover</text:span></text:p>
          </table:table-cell>
        </table:table-row>
        <table:table-row table:style-name="Table6.1"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><text:span text:style-name="T11">HTTP methods become meaningless everything is POST</text:span></text:p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2"><text:span text:style-name="T11">Not the industry standard for public or client-facing APIs</text:span></text:p>
          </table:table-cell>
        </table:table-row>
      </table:table>
      <text:p text:style-name="P10"/>
      <text:p text:style-name="P10"/>
      <text:h text:style-name="Heading_20_2" text:outline-level="2">Decision for This Project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span text:style-name="T4">Decision: <text:s/></text:span>Resource-based API</text:p>
          </table:table-cell>
        </table:table-row>
      </table:table>
      <text:p text:style-name="P10"/>
      <text:p text:style-name="P9">The Smart Restaurant Order System is a client-facing REST API consumed by a frontend. Resource-based design is the correct and standard choice here for three reasons:</text:p>
      <text:list text:continue-numbering="true" text:style-name="WWNum2">
        <text:list-item>
          <text:p text:style-name="P3"><text:span text:style-name="T8">Predictability: </text:span>the frontend team (or future developers) can navigate the API without reading documentation for every URL</text:p>
        </text:list-item>
        <text:list-item>
          <text:p text:style-name="P3"><text:span text:style-name="T8">HTTP compliance: </text:span>the system already uses GET, POST, PATCH, DELETE using resource URLs aligns the method with the URL semantically</text:p>
        </text:list-item>
        <text:list-item>
          <text:p text:style-name="P3"><text:span text:style-name="T8">Tooling support: </text:span>Swagger/OpenAPI, API testing tools, and client generators all assume resource-based conventions</text:p>
        </text:list-item>
      </text:list>
      <text:p text:style-name="P9"/>
      <text:p text:style-name="P13">For actions that don't map cleanly to CRUD <text:s/>like cancelling an order the standard REST approach is to treat the state change as a resource update:</text:p>
      <text:p text:style-name="P1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1"><text:span text:style-name="T3">PATCH <text:s/>/orders/:id <text:s text:c="9"/>body: { status: 'cancelled' }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11"><text:span text:style-name="T3">-- NOT: POST /cancelOrder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8"/>
      <text:p text:style-name="Standard"/>
      <text:h text:style-name="P1" text:outline-level="1">Question 2 Stateless or Stateful?</text:h>
      <text:h text:style-name="Heading_20_2" text:outline-level="2">Overview</text:h>
      <text:p text:style-name="P9">This question is about how the server manages client identity between requests. Does the server remember who you are, or does every request prove its own identity?</text:p>
      <text:p text:style-name="P10"/>
      <text:h text:style-name="Heading_20_2" text:outline-level="2">Option A Stateful (Session-based)</text:h>
      <text:p text:style-name="P9">The server stores session data in memory or a session store. The client sends a session ID cookie. The server looks up the session to identify the client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1"><text:span text:style-name="T3">1. Client logs in <text:s/>→ <text:s/>server creates session, stores it in memory/Redis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1"><text:span text:style-name="T3">2. Server sends back: Set-Cookie: sessionId=abc123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1"><text:span text:style-name="T3">3. Client sends cookie on every request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1"><text:span text:style-name="T3">4. Server looks up sessionId=abc123 → finds user data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><text:span text:style-name="T9">✅ <text:s/>Advantages</text:span></text:p>
          </table:table-cell>
          <table:table-cell table:style-name="Table12.B1" office:value-type="string">
            <text:p text:style-name="P12"><text:span text:style-name="T9">❌ <text:s/>Disadvantages</text:span></text:p>
          </table:table-cell>
        </table:table-row>
        <table:table-row table:style-name="Table12.1">
          <table:table-cell table:style-name="Table12.A2" office:value-type="string">
            <text:p text:style-name="P12"><text:span text:style-name="T11">Easy to invalidate delete the session and the user is immediately logged out</text:span></text:p>
          </table:table-cell>
          <table:table-cell table:style-name="Table12.B2" office:value-type="string">
            <text:p text:style-name="P12"><text:span text:style-name="T11">Server must store and look up session on every request</text:span></text:p>
          </table:table-cell>
        </table:table-row>
        <table:table-row table:style-name="Table12.1">
          <table:table-cell table:style-name="Table12.A3" office:value-type="string">
            <text:p text:style-name="P12"><text:span text:style-name="T11">Session data is server-controlled can store rich state</text:span></text:p>
          </table:table-cell>
          <table:table-cell table:style-name="Table12.A3" office:value-type="string">
            <text:p text:style-name="P12"><text:span text:style-name="T11">Doesn't scale horizontally session is tied to one server instance</text:span></text:p>
          </table:table-cell>
        </table:table-row>
        <table:table-row table:style-name="Table12.1">
          <table:table-cell table:style-name="Table12.A2" office:value-type="string">
            <text:p text:style-name="P12"><text:span text:style-name="T11">Simple to implement for small, single-server applications</text:span></text:p>
          </table:table-cell>
          <table:table-cell table:style-name="Table12.B2" office:value-type="string">
            <text:p text:style-name="P12"><text:span text:style-name="T11">Requires sticky sessions or shared session store (Redis) in multi-server setups</text:span></text:p>
          </table:table-cell>
        </table:table-row>
        <table:table-row table:style-name="Table12.1">
          <table:table-cell table:style-name="Table12.A3" office:value-type="string">
            <text:p text:style-name="P12"/>
          </table:table-cell>
          <table:table-cell table:style-name="Table12.A3" office:value-type="string">
            <text:p text:style-name="P12"><text:span text:style-name="T11">Not RESTful REST requires statelessness by definition</text:span></text:p>
          </table:table-cell>
        </table:table-row>
      </table:table>
      <text:p text:style-name="P10"/>
      <text:p text:style-name="P10"/>
      <text:h text:style-name="Heading_20_2" text:outline-level="2">Option B Stateless (JWT-based)</text:h>
      <text:p text:style-name="P9">The server stores nothing. The client holds a signed <text:span text:style-name="T8">JWT (JSON Web Token)</text:span> and sends it in the Authorization header on every request. The server verifies the token's signature no lookup required.</text:p>
      <text:p text:style-name="P1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1"><text:span text:style-name="T3">1. Client logs in <text:s/>→ <text:s/>server signs and returns a JWT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1"><text:span text:style-name="T3">2. Client stores JWT (memory or localStorage)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1"><text:span text:style-name="T3">3. Every request: Authorization: Bearer &lt;jwt_token&gt;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1"><text:span text:style-name="T3">4. Server verifies signature → extracts user identity from token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1"><text:span text:style-name="T3"><text:s text:c="3"/>(no database or session lookup needed)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10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12"><text:span text:style-name="T9">✅ <text:s/>Advantages</text:span></text:p>
          </table:table-cell>
          <table:table-cell table:style-name="Table15.B1" office:value-type="string">
            <text:p text:style-name="P12"><text:span text:style-name="T9">❌ <text:s/>Disadvantages</text:span></text:p>
          </table:table-cell>
        </table:table-row>
        <table:table-row table:style-name="Table15.1">
          <table:table-cell table:style-name="Table15.A2" office:value-type="string">
            <text:p text:style-name="P12"><text:span text:style-name="T11">Scales horizontally any server can verify any token (no shared state)</text:span></text:p>
          </table:table-cell>
          <table:table-cell table:style-name="Table15.B2" office:value-type="string">
            <text:p text:style-name="P12"><text:span text:style-name="T11">Cannot instantly invalidate a token it stays valid until it expires</text:span></text:p>
          </table:table-cell>
        </table:table-row>
        <table:table-row table:style-name="Table15.1">
          <table:table-cell table:style-name="Table15.A3" office:value-type="string">
            <text:p text:style-name="P12"><text:span text:style-name="T11">Truly RESTful every request is self-contained</text:span></text:p>
          </table:table-cell>
          <table:table-cell table:style-name="Table15.A3" office:value-type="string">
            <text:p text:style-name="P12"><text:span text:style-name="T11">Token size is larger than a session ID cookie</text:span></text:p>
          </table:table-cell>
        </table:table-row>
        <table:table-row table:style-name="Table15.1">
          <table:table-cell table:style-name="Table15.A2" office:value-type="string">
            <text:p text:style-name="P12"><text:span text:style-name="T11">No server-side session storage required</text:span></text:p>
          </table:table-cell>
          <table:table-cell table:style-name="Table15.B2" office:value-type="string">
            <text:p text:style-name="P12"><text:span text:style-name="T11">Token must be stored securely on the client side</text:span></text:p>
          </table:table-cell>
        </table:table-row>
        <table:table-row table:style-name="Table15.1">
          <table:table-cell table:style-name="Table15.A3" office:value-type="string">
            <text:p text:style-name="P12"><text:span text:style-name="T11">Works seamlessly with WebSocket (token verified once at connection time)</text:span></text:p>
          </table:table-cell>
          <table:table-cell table:style-name="Table15.A3" office:value-type="string">
            <text:p text:style-name="P12"/>
          </table:table-cell>
        </table:table-row>
        <table:table-row table:style-name="Table15.1">
          <table:table-cell table:style-name="Table15.A2" office:value-type="string">
            <text:p text:style-name="P12"><text:span text:style-name="T11">Standard approach for modern APIs</text:span></text:p>
          </table:table-cell>
          <table:table-cell table:style-name="Table15.B2" office:value-type="string">
            <text:p text:style-name="P12"/>
          </table:table-cell>
        </table:table-row>
      </table:table>
      <text:p text:style-name="P10"/>
      <text:h text:style-name="Heading_20_2" text:outline-level="2">What About WebSocket?</text:h>
      <text:p text:style-name="P9">WebSocket is a persistent, long-lived connection not a request-response cycle. It is neither stateless nor stateful in the session sense. It operates on top of whichever auth strategy you choose.</text:p>
      <text:p text:style-name="P9">In this system, WebSocket is used for real-time order status updates (kitchen display, customer tracking). The auth flow with JWT works as follow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1"><text:span text:style-name="T3">1. Client connects to WebSocket endpoint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11"><text:span text:style-name="T3">2. Client sends JWT in the connection handshake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11"><text:span text:style-name="T3">3. Server verifies JWT once at connection time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11"><text:span text:style-name="T3">4. Connection stays open server pushes updates as events occur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11"><text:span text:style-name="T3"><text:s text:c="3"/>(no repeated auth checks per message)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9">WebSocket does not change the stateless decision it complements it. The REST API remains stateless. WebSocket handles real-time separately.</text:p>
      <text:h text:style-name="Heading_20_2" text:outline-level="2">Decision for This Project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"><text:span text:style-name="T4">Decision: <text:s/></text:span>Stateless JWT-based authentication for all REST endpoints. WebSocket for real-time updates, verified via JWT at connection time.</text:p>
          </table:table-cell>
        </table:table-row>
      </table:table>
      <text:p text:style-name="P10"/>
      <text:p text:style-name="P9">The system is a single-branch MVP but is designed with scalability in mind. Stateless JWT is the right choice because:</text:p>
      <text:list text:continue-numbering="true" text:style-name="WWNum2">
        <text:list-item>
          <text:p text:style-name="P3"><text:span text:style-name="T8">Consistency: </text:span>one auth mechanism for REST and WebSocket no mixing of session cookies and tokens</text:p>
        </text:list-item>
        <text:list-item>
          <text:p text:style-name="P3"><text:span text:style-name="T8">Scalability alignment: </text:span>when the system later scales horizontally, no shared session store is needed</text:p>
        </text:list-item>
        <text:list-item>
          <text:p text:style-name="P3"><text:span text:style-name="T8">REST compliance: </text:span>statelessness is a core REST constraint every request carries everything the server needs</text:p>
        </text:list-item>
        <text:list-item>
          <text:p text:style-name="P3"><text:span text:style-name="T8">Standard: </text:span>JWT is the industry standard for API authentication in Node.js systems</text:p>
        </text:list-item>
      </text:list>
      <text:p text:style-name="P10"/>
      <text:p text:style-name="P8"/>
      <text:h text:style-name="P1" text:outline-level="1">Question 3 Versioning Strategy</text:h>
      <text:h text:style-name="Heading_20_2" text:outline-level="2">Overview</text:h>
      <text:p text:style-name="P9">API versioning is the strategy used to make breaking changes to an API without breaking existing clients. When you release v2, clients still using v1 continue to work.</text:p>
      <text:h text:style-name="Heading_20_2" text:outline-level="2">Common Versioning Approaches</text:h>
      <text:p text:style-name="P10"/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row table:style-name="Table19.1">
          <table:table-cell table:style-name="Table19.A1" office:value-type="string">
            <text:p text:style-name="P12"><text:span text:style-name="T10">Approach</text:span></text:p>
          </table:table-cell>
          <table:table-cell table:style-name="Table19.A1" office:value-type="string">
            <text:p text:style-name="P12"><text:span text:style-name="T10">Example</text:span></text:p>
          </table:table-cell>
          <table:table-cell table:style-name="Table19.A1" office:value-type="string">
            <text:p text:style-name="P12"><text:span text:style-name="T10">Pros</text:span></text:p>
          </table:table-cell>
          <table:table-cell table:style-name="Table19.A1" office:value-type="string">
            <text:p text:style-name="P12"><text:span text:style-name="T10">Cons</text:span></text:p>
          </table:table-cell>
        </table:table-row>
        <table:table-row table:style-name="Table19.1">
          <table:table-cell table:style-name="Table19.A2" office:value-type="string">
            <text:p text:style-name="P12"><text:span text:style-name="T11">URL Path versioning</text:span></text:p>
          </table:table-cell>
          <table:table-cell table:style-name="Table19.A2" office:value-type="string">
            <text:p text:style-name="P12"><text:span text:style-name="T11">/api/v1/orders</text:span></text:p>
          </table:table-cell>
          <table:table-cell table:style-name="Table19.A2" office:value-type="string">
            <text:p text:style-name="P12"><text:span text:style-name="T11">Explicit, visible, easy to test in browser</text:span></text:p>
          </table:table-cell>
          <table:table-cell table:style-name="Table19.A2" office:value-type="string">
            <text:p text:style-name="P12"><text:span text:style-name="T11">URL is 'impure' version is not a resource property</text:span></text:p>
          </table:table-cell>
        </table:table-row>
        <table:table-row table:style-name="Table19.1">
          <table:table-cell table:style-name="Table19.A3" office:value-type="string">
            <text:p text:style-name="P12"><text:span text:style-name="T11">Header versioning</text:span></text:p>
          </table:table-cell>
          <table:table-cell table:style-name="Table19.A3" office:value-type="string">
            <text:p text:style-name="P12"><text:span text:style-name="T11">Accept: application/vnd.api+v1</text:span></text:p>
          </table:table-cell>
          <table:table-cell table:style-name="Table19.A3" office:value-type="string">
            <text:p text:style-name="P12"><text:span text:style-name="T11">Clean URLs, REST-pure</text:span></text:p>
          </table:table-cell>
          <table:table-cell table:style-name="Table19.A3" office:value-type="string">
            <text:p text:style-name="P12"><text:span text:style-name="T11">Harder to test, less discoverable, complex to document</text:span></text:p>
          </table:table-cell>
        </table:table-row>
        <table:table-row table:style-name="Table19.1">
          <table:table-cell table:style-name="Table19.A2" office:value-type="string">
            <text:p text:style-name="P12"><text:span text:style-name="T11">Query param versioning</text:span></text:p>
          </table:table-cell>
          <table:table-cell table:style-name="Table19.A2" office:value-type="string">
            <text:p text:style-name="P12"><text:span text:style-name="T11">/orders?version=1</text:span></text:p>
          </table:table-cell>
          <table:table-cell table:style-name="Table19.A2" office:value-type="string">
            <text:p text:style-name="P12"><text:span text:style-name="T11">No URL change needed</text:span></text:p>
          </table:table-cell>
          <table:table-cell table:style-name="Table19.A2" office:value-type="string">
            <text:p text:style-name="P12"><text:span text:style-name="T11">Easy to forget, pollutes query params, caching issues</text:span></text:p>
          </table:table-cell>
        </table:table-row>
        <table:table-row table:style-name="Table19.1">
          <table:table-cell table:style-name="Table19.A3" office:value-type="string">
            <text:p text:style-name="P12"><text:span text:style-name="T11">Subdomain versioning</text:span></text:p>
          </table:table-cell>
          <table:table-cell table:style-name="Table19.A3" office:value-type="string">
            <text:p text:style-name="P12"><text:span text:style-name="T11">v1.api.restaurant.com/orders</text:span></text:p>
          </table:table-cell>
          <table:table-cell table:style-name="Table19.A3" office:value-type="string">
            <text:p text:style-name="P12"><text:span text:style-name="T11">Complete isolation per version</text:span></text:p>
          </table:table-cell>
          <table:table-cell table:style-name="Table19.A3" office:value-type="string">
            <text:p text:style-name="P12"><text:span text:style-name="T11">DNS overhead, complex infrastructure setup</text:span></text:p>
          </table:table-cell>
        </table:table-row>
      </table:table>
      <text:p text:style-name="P10"/>
      <text:h text:style-name="Heading_20_2" text:outline-level="2">Decision for This Project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"><text:span text:style-name="T4">Decision: <text:s/></text:span>URL path versioning /api/v1/{resource}</text:p>
          </table:table-cell>
        </table:table-row>
      </table:table>
      <text:p text:style-name="P10"/>
      <text:p text:style-name="P9">URL path versioning is the correct choice for this project for three reasons:</text:p>
      <text:list text:continue-numbering="true" text:style-name="WWNum2">
        <text:list-item>
          <text:p text:style-name="P3"><text:span text:style-name="T8">Visibility: </text:span>the version is explicit in every URL no hidden headers or query params to forget</text:p>
        </text:list-item>
        <text:list-item>
          <text:p text:style-name="P3"><text:span text:style-name="T8">Swagger compatibility: </text:span>OpenAPI/Swagger documents path-versioned APIs cleanly the version appears in every generated URL</text:p>
        </text:list-item>
        <text:list-item>
          <text:p text:style-name="P3"><text:span text:style-name="T8">Developer experience: </text:span>easy to test in a browser, Postman, or curl without configuring custom headers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11"><text:span text:style-name="T3">All endpoints follow this pattern: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<text:s/>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auth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categories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menu-items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orders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payments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reviews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stock/...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11"><text:span text:style-name="T3">/api/v1/staff/...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10"/>
      <text:p text:style-name="P9"><text:soft-page-break/>When a breaking change is required in the future, a new version prefix is introduced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1"><text:span text:style-name="T3">/api/v2/orders/... <text:s text:c="2"/>← new version with breaking changes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11"><text:span text:style-name="T3">/api/v1/orders/... <text:s text:c="2"/>← old version still works for existing clients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8"/>
      <text:h text:style-name="Heading_20_1" text:outline-level="1">Design Decisions Summary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2"><text:span text:style-name="T10">Question</text:span></text:p>
          </table:table-cell>
          <table:table-cell table:style-name="Table25.A1" office:value-type="string">
            <text:p text:style-name="P12"><text:span text:style-name="T10">Decision</text:span></text:p>
          </table:table-cell>
          <table:table-cell table:style-name="Table25.A1" office:value-type="string">
            <text:p text:style-name="P12"><text:span text:style-name="T10">Core Reason</text:span></text:p>
          </table:table-cell>
        </table:table-row>
        <table:table-row table:style-name="Table25.1">
          <table:table-cell table:style-name="Table25.A2" office:value-type="string">
            <text:p text:style-name="P12"><text:span text:style-name="T11">Resource vs Action-based</text:span></text:p>
          </table:table-cell>
          <table:table-cell table:style-name="Table25.A2" office:value-type="string">
            <text:p text:style-name="P12"><text:span text:style-name="T11">Resource-based REST</text:span></text:p>
          </table:table-cell>
          <table:table-cell table:style-name="Table25.A2" office:value-type="string">
            <text:p text:style-name="P12"><text:span text:style-name="T11">HTTP verbs carry the action URLs represent nouns. Industry standard. Predictable and tooling-friendly.</text:span></text:p>
          </table:table-cell>
        </table:table-row>
        <table:table-row table:style-name="Table25.1">
          <table:table-cell table:style-name="Table25.A3" office:value-type="string">
            <text:p text:style-name="P12"><text:span text:style-name="T11">Stateless vs Stateful</text:span></text:p>
          </table:table-cell>
          <table:table-cell table:style-name="Table25.A3" office:value-type="string">
            <text:p text:style-name="P12"><text:span text:style-name="T11">Stateless JWT</text:span></text:p>
          </table:table-cell>
          <table:table-cell table:style-name="Table25.A3" office:value-type="string">
            <text:p text:style-name="P12"><text:span text:style-name="T11">Every request is self-contained. Scales horizontally. WebSocket auth via JWT at connection time.</text:span></text:p>
          </table:table-cell>
        </table:table-row>
        <table:table-row table:style-name="Table25.1">
          <table:table-cell table:style-name="Table25.A2" office:value-type="string">
            <text:p text:style-name="P12"><text:span text:style-name="T11">Versioning strategy</text:span></text:p>
          </table:table-cell>
          <table:table-cell table:style-name="Table25.A2" office:value-type="string">
            <text:p text:style-name="P12"><text:span text:style-name="T11">URL path /api/v1/</text:span></text:p>
          </table:table-cell>
          <table:table-cell table:style-name="Table25.A2" office:value-type="string">
            <text:p text:style-name="P12"><text:span text:style-name="T11">Explicit, visible, Swagger-compatible. Easy to test and document.</text:span></text:p>
          </table:table-cell>
        </table:table-row>
      </table:table>
      <text:p text:style-name="P10"/>
      <text:p text:style-name="P10"/>
      <text:p text:style-name="P8"/>
      <text:p text:style-name="Standard"/>
      <text:h text:style-name="P1" text:outline-level="1">API Resource List</text:h>
      <text:p text:style-name="P9">This is the deliverable for Issue #7. One entry per domain resource base URL, description, and who can access it. Specific endpoints (HTTP methods, request/response shapes) are defined in Issue #8.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2"><text:span text:style-name="T4">Access levels: <text:s/></text:span><text:span text:style-name="T8">Public</text:span> = no auth required <text:s text:c="4"/><text:span text:style-name="T8">Customer</text:span> = JWT required (customer role) <text:s text:c="4"/><text:span text:style-name="T8">Staff</text:span> = JWT required (kitchen role) <text:s text:c="4"/><text:span text:style-name="T8">Admin</text:span> = JWT required (admin role)</text:p>
          </table:table-cell>
        </table:table-row>
      </table:table>
      <text:p text:style-name="P10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12"><text:span text:style-name="T10">Resource</text:span></text:p>
          </table:table-cell>
          <table:table-cell table:style-name="Table27.A1" office:value-type="string">
            <text:p text:style-name="P12"><text:span text:style-name="T10">Description</text:span></text:p>
          </table:table-cell>
          <table:table-cell table:style-name="Table27.A1" office:value-type="string">
            <text:p text:style-name="P12"><text:span text:style-name="T10">Base URL</text:span></text:p>
          </table:table-cell>
          <table:table-cell table:style-name="Table27.A1" office:value-type="string">
            <text:p text:style-name="P12"><text:span text:style-name="T10">Who Can Access</text:span></text:p>
          </table:table-cell>
        </table:table-row>
        <table:table-row table:style-name="Table27.1">
          <table:table-cell table:style-name="Table27.A2" office:value-type="string">
            <text:p text:style-name="P12"><text:span text:style-name="T12">Auth</text:span></text:p>
          </table:table-cell>
          <table:table-cell table:style-name="Table27.A2" office:value-type="string">
            <text:p text:style-name="P12"><text:span text:style-name="T13">Handles customer and staff registration, login, and token refresh. No auth required to access issues the tokens used everywhere else.</text:span></text:p>
          </table:table-cell>
          <table:table-cell table:style-name="Table27.A2" office:value-type="string">
            <text:p text:style-name="P12"><text:span text:style-name="T13">/api/v1/auth</text:span></text:p>
          </table:table-cell>
          <table:table-cell table:style-name="Table27.D2" office:value-type="string">
            <text:p text:style-name="P12"><text:span text:style-name="T14">Public</text:span></text:p>
          </table:table-cell>
        </table:table-row>
        <table:table-row table:style-name="Table27.1">
          <table:table-cell table:style-name="Table27.A3" office:value-type="string">
            <text:p text:style-name="P12"><text:span text:style-name="T12">Categories</text:span></text:p>
          </table:table-cell>
          <table:table-cell table:style-name="Table27.A3" office:value-type="string">
            <text:p text:style-name="P12"><text:span text:style-name="T13">Manage menu categories (Appetizers, Mains, Desserts, etc.). Read access is public. Write access is admin only.</text:span></text:p>
          </table:table-cell>
          <table:table-cell table:style-name="Table27.A3" office:value-type="string">
            <text:p text:style-name="P12"><text:span text:style-name="T13">/api/v1/categories</text:span></text:p>
          </table:table-cell>
          <table:table-cell table:style-name="Table27.D2" office:value-type="string">
            <text:p text:style-name="P12"><text:span text:style-name="T14">Public / Admin</text:span></text:p>
          </table:table-cell>
        </table:table-row>
        <table:table-row table:style-name="Table27.1">
          <table:table-cell table:style-name="Table27.A2" office:value-type="string">
            <text:p text:style-name="P12"><text:span text:style-name="T12">Menu Items</text:span></text:p>
          </table:table-cell>
          <table:table-cell table:style-name="Table27.A2" office:value-type="string">
            <text:p text:style-name="P12"><text:span text:style-name="T13">Manage individual dishes name, price, description, image, availability. Read is public. Create/update/delete is admin only.</text:span></text:p>
          </table:table-cell>
          <table:table-cell table:style-name="Table27.A2" office:value-type="string">
            <text:p text:style-name="P12"><text:span text:style-name="T13">/api/v1/menu-items</text:span></text:p>
          </table:table-cell>
          <table:table-cell table:style-name="Table27.D2" office:value-type="string">
            <text:p text:style-name="P12"><text:span text:style-name="T14">Public / Admin</text:span></text:p>
          </table:table-cell>
        </table:table-row>
        <table:table-row table:style-name="Table27.1">
          <table:table-cell table:style-name="Table27.A3" office:value-type="string">
            <text:p text:style-name="P12"><text:span text:style-name="T12">Stock</text:span></text:p>
          </table:table-cell>
          <table:table-cell table:style-name="Table27.A3" office:value-type="string">
            <text:p text:style-name="P12"><text:span text:style-name="T13">Track and update stock quantity per menu item. Requires atomic updates during checkout to prevent overselling.</text:span></text:p>
          </table:table-cell>
          <table:table-cell table:style-name="Table27.A3" office:value-type="string">
            <text:p text:style-name="P12"><text:span text:style-name="T13">/api/v1/stock</text:span></text:p>
          </table:table-cell>
          <table:table-cell table:style-name="Table27.D5" office:value-type="string">
            <text:p text:style-name="P12"><text:span text:style-name="T15">Admin</text:span></text:p>
          </table:table-cell>
        </table:table-row>
        <table:table-row table:style-name="Table27.1">
          <table:table-cell table:style-name="Table27.A2" office:value-type="string">
            <text:p text:style-name="P12"><text:span text:style-name="T12">Cart</text:span></text:p>
          </table:table-cell>
          <table:table-cell table:style-name="Table27.A2" office:value-type="string">
            <text:p text:style-name="P12"><text:span text:style-name="T13">Manage the customer's active cart before checkout. Cart lives in Redis not persisted to the database. Session-scoped.</text:span></text:p>
          </table:table-cell>
          <table:table-cell table:style-name="Table27.A2" office:value-type="string">
            <text:p text:style-name="P12"><text:span text:style-name="T13">/api/v1/cart</text:span></text:p>
          </table:table-cell>
          <table:table-cell table:style-name="Table27.D6" office:value-type="string">
            <text:p text:style-name="P12"><text:span text:style-name="T5">Customer</text:span></text:p>
          </table:table-cell>
        </table:table-row>
        <table:table-row table:style-name="Table27.1">
          <table:table-cell table:style-name="Table27.A3" office:value-type="string">
            <text:p text:style-name="P12"><text:span text:style-name="T12">Orders</text:span></text:p>
          </table:table-cell>
          <table:table-cell table:style-name="Table27.A3" office:value-type="string">
            <text:p text:style-name="P12"><text:span text:style-name="T13">Place new orders, track order lifecycle (pending → preparing → ready → delivered). Customers see their own. Kitchen sees all active.</text:span></text:p>
          </table:table-cell>
          <table:table-cell table:style-name="Table27.A3" office:value-type="string">
            <text:p text:style-name="P12"><text:span text:style-name="T13">/api/v1/orders</text:span></text:p>
          </table:table-cell>
          <table:table-cell table:style-name="Table27.D6" office:value-type="string">
            <text:p text:style-name="P12"><text:span text:style-name="T5">Customer / Staff / Admin</text:span></text:p>
          </table:table-cell>
        </table:table-row>
        <table:table-row table:style-name="Table27.1">
          <table:table-cell table:style-name="Table27.A2" office:value-type="string">
            <text:p text:style-name="P12"><text:span text:style-name="T12">Payments</text:span></text:p>
          </table:table-cell>
          <table:table-cell table:style-name="Table27.A2" office:value-type="string">
            <text:p text:style-name="P12"><text:span text:style-name="T13">Process and record payments for completed orders. One payment per order. Immutable after creation.</text:span></text:p>
          </table:table-cell>
          <table:table-cell table:style-name="Table27.A2" office:value-type="string">
            <text:p text:style-name="P12"><text:span text:style-name="T13">/api/v1/payments</text:span></text:p>
          </table:table-cell>
          <table:table-cell table:style-name="Table27.D6" office:value-type="string">
            <text:p text:style-name="P12"><text:span text:style-name="T5">Customer / Admin</text:span></text:p>
          </table:table-cell>
        </table:table-row>
        <table:table-row table:style-name="Table27.1">
          <table:table-cell table:style-name="Table27.A3" office:value-type="string">
            <text:p text:style-name="P12"><text:span text:style-name="T12">Reviews</text:span></text:p>
          </table:table-cell>
          <table:table-cell table:style-name="Table27.A3" office:value-type="string">
            <text:p text:style-name="P12"><text:span text:style-name="T13">Submit and read reviews tied to a specific order. One review per order. Customers can only review orders they placed.</text:span></text:p>
          </table:table-cell>
          <table:table-cell table:style-name="Table27.A3" office:value-type="string">
            <text:p text:style-name="P12"><text:span text:style-name="T13">/api/v1/reviews</text:span></text:p>
          </table:table-cell>
          <table:table-cell table:style-name="Table27.D2" office:value-type="string">
            <text:p text:style-name="P12"><text:span text:style-name="T14">Customer / Public</text:span></text:p>
          </table:table-cell>
        </table:table-row>
        <table:table-row table:style-name="Table27.1">
          <table:table-cell table:style-name="Table27.A2" office:value-type="string">
            <text:p text:style-name="P12"><text:span text:style-name="T12">Staff</text:span></text:p>
          </table:table-cell>
          <table:table-cell table:style-name="Table27.A2" office:value-type="string">
            <text:p text:style-name="P12"><text:span text:style-name="T13">Manage staff accounts and roles. Admin-only resource kitchen staff cannot manage other accounts.</text:span></text:p>
          </table:table-cell>
          <table:table-cell table:style-name="Table27.A2" office:value-type="string">
            <text:p text:style-name="P12"><text:span text:style-name="T13">/api/v1/staff</text:span></text:p>
          </table:table-cell>
          <table:table-cell table:style-name="Table27.D5" office:value-type="string">
            <text:p text:style-name="P12"><text:span text:style-name="T15">Admin</text:span></text:p>
          </table:table-cell>
        </table:table-row>
        <text:soft-page-break/>
        <table:table-row table:style-name="Table27.1">
          <table:table-cell table:style-name="Table27.A3" office:value-type="string">
            <text:p text:style-name="P12"><text:span text:style-name="T12">WebSocket</text:span></text:p>
          </table:table-cell>
          <table:table-cell table:style-name="Table27.A3" office:value-type="string">
            <text:p text:style-name="P12"><text:span text:style-name="T13">Real-time order status updates pushed to customers and kitchen display. Not a REST resource persistent connection verified via JWT.</text:span></text:p>
          </table:table-cell>
          <table:table-cell table:style-name="Table27.A3" office:value-type="string">
            <text:p text:style-name="P12"><text:span text:style-name="T13">ws://.../ orders</text:span></text:p>
          </table:table-cell>
          <table:table-cell table:style-name="Table27.D6" office:value-type="string">
            <text:p text:style-name="P12"><text:span text:style-name="T5">Customer / Staff</text:span></text:p>
          </table:table-cell>
        </table:table-row>
      </table:table>
      <text:p text:style-name="P10"/>
      <text:h text:style-name="Heading_20_2" text:outline-level="2">Access Level Legend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2"><text:span text:style-name="T10">Level</text:span></text:p>
          </table:table-cell>
          <table:table-cell table:style-name="Table28.A1" office:value-type="string">
            <text:p text:style-name="P12"><text:span text:style-name="T10">Who</text:span></text:p>
          </table:table-cell>
          <table:table-cell table:style-name="Table28.A1" office:value-type="string">
            <text:p text:style-name="P12"><text:span text:style-name="T10">How Verified</text:span></text:p>
          </table:table-cell>
        </table:table-row>
        <table:table-row table:style-name="Table28.1">
          <table:table-cell table:style-name="Table28.A2" office:value-type="string">
            <text:p text:style-name="P12"><text:span text:style-name="T11">Public</text:span></text:p>
          </table:table-cell>
          <table:table-cell table:style-name="Table28.A2" office:value-type="string">
            <text:p text:style-name="P12"><text:span text:style-name="T11">Anyone no login required</text:span></text:p>
          </table:table-cell>
          <table:table-cell table:style-name="Table28.A2" office:value-type="string">
            <text:p text:style-name="P12"><text:span text:style-name="T11">No token needed</text:span></text:p>
          </table:table-cell>
        </table:table-row>
        <table:table-row table:style-name="Table28.1">
          <table:table-cell table:style-name="Table28.A3" office:value-type="string">
            <text:p text:style-name="P12"><text:span text:style-name="T11">Customer</text:span></text:p>
          </table:table-cell>
          <table:table-cell table:style-name="Table28.A3" office:value-type="string">
            <text:p text:style-name="P12"><text:span text:style-name="T11">Registered customers with valid JWT</text:span></text:p>
          </table:table-cell>
          <table:table-cell table:style-name="Table28.A3" office:value-type="string">
            <text:p text:style-name="P12"><text:span text:style-name="T11">JWT payload: role = 'customer'</text:span></text:p>
          </table:table-cell>
        </table:table-row>
        <table:table-row table:style-name="Table28.1">
          <table:table-cell table:style-name="Table28.A2" office:value-type="string">
            <text:p text:style-name="P12"><text:span text:style-name="T11">Staff</text:span></text:p>
          </table:table-cell>
          <table:table-cell table:style-name="Table28.A2" office:value-type="string">
            <text:p text:style-name="P12"><text:span text:style-name="T11">Kitchen staff with valid JWT</text:span></text:p>
          </table:table-cell>
          <table:table-cell table:style-name="Table28.A2" office:value-type="string">
            <text:p text:style-name="P12"><text:span text:style-name="T11">JWT payload: role = 'kitchen'</text:span></text:p>
          </table:table-cell>
        </table:table-row>
        <table:table-row table:style-name="Table28.1">
          <table:table-cell table:style-name="Table28.A3" office:value-type="string">
            <text:p text:style-name="P12"><text:span text:style-name="T11">Admin</text:span></text:p>
          </table:table-cell>
          <table:table-cell table:style-name="Table28.A3" office:value-type="string">
            <text:p text:style-name="P12"><text:span text:style-name="T11">Admin staff with valid JWT</text:span></text:p>
          </table:table-cell>
          <table:table-cell table:style-name="Table28.A3" office:value-type="string">
            <text:p text:style-name="P12"><text:span text:style-name="T11">JWT payload: role = 'admin'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78in" fo:margin-bottom="0.139in" style:contextual-spacing="false" fo:padding-left="0in" fo:padding-right="0in" fo:padding-top="0in" fo:padding-bottom="0.0555in" fo:border-left="none" fo:border-right="none" fo:border-top="none" fo:border-bottom="0.74pt solid #2c5f8a"/>
      <style:text-properties fo:color="#1a3a5c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2083in" fo:margin-bottom="0.111in" style:contextual-spacing="false"/>
      <style:text-properties fo:color="#2c5f8a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835in" style:contextual-spacing="false"/>
      <style:text-properties fo:color="#3a7abf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028in" fo:margin-right="0.902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4T23:49:32.762000000</meta:creation-date>
    <dc:date>2026-03-05T02:12:02.880783146</dc:date>
    <meta:editing-duration>PT7M28S</meta:editing-duration>
    <meta:document-statistic meta:table-count="28" meta:image-count="0" meta:object-count="0" meta:page-count="9" meta:paragraph-count="224" meta:word-count="1608" meta:character-count="10739" meta:non-whitespace-character-count="9263"/>
    <meta:generator>LibreOffice/24.2.7.2$Linux_X86_64 LibreOffice_project/420$Build-2</meta:generator>
  </office:meta>
</office:document-meta>
</file>